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7.046cm" svg:height="3.586cm" svg:x="22.077cm" svg:y="0.239cm">
            <draw:object draw:notify-on-update-of-ranges="Hoja1.E1:Hoja1.E1 Hoja1.F1:Hoja1.F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92cm" svg:height="3.479cm" svg:x="22.159cm" svg:y="4.542cm">
            <draw:object draw:notify-on-update-of-ranges="Hoja1.E1:Hoja1.E1 Hoja1.F1:Hoja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16cm" svg:height="3.123cm" svg:x="22.517cm" svg:y="8.484cm">
            <draw:object draw:notify-on-update-of-ranges="Hoja1.E1:Hoja1.E1 Hoja1.F1:Hoja1.F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083cm" svg:height="3.559cm" svg:x="29.674cm" svg:y="0.133cm">
            <draw:object draw:notify-on-update-of-ranges="Hoja1.E1:Hoja1.E1 Hoja1.F1:Hoja1.F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312cm" svg:height="3.532cm" svg:x="30.032cm" svg:y="4.622cm">
            <draw:object draw:notify-on-update-of-ranges="Hoja1.E1:Hoja1.E1 Hoja1.F1:Hoja1.F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668cm" svg:height="6.57cm" svg:x="0.742cm" svg:y="24.808cm">
            <draw:object draw:notify-on-update-of-ranges="Hoja1.B47:Hoja1.B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441cm" svg:height="6.401cm" svg:x="13.843cm" svg:y="25.366cm">
            <draw:object draw:notify-on-update-of-ranges="Hoja1.D47:Hoja1.D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395cm" svg:height="4.436cm" svg:x="0.716cm" svg:y="2.868cm">
            <draw:object draw:notify-on-update-of-ranges="Hoja1.A1:Hoja1.A1 Hoja1.A2:Hoja1.A6 Hoja1.E1:Hoja1.E1 Hoja1.E2:Hoja1.E6 Hoja1.F1:Hoja1.F1 Hoja1.F2:Hoja1.F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065cm" svg:height="6.056cm" svg:x="0cm" svg:y="11.448cm">
            <draw:object draw:notify-on-update-of-ranges="Hoja1.A20:Hoja1.A20 Hoja1.A21:Hoja1.A25 Hoja1.E20:Hoja1.E20 Hoja1.E21:Hoja1.E25 Hoja1.F20:Hoja1.F20 Hoja1.F21:Hoja1.F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idual (norm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3.028" calcext:value-type="float">
            <text:p>263.028</text:p>
          </table:table-cell>
          <table:table-cell office:value-type="float" office:value="8.5559" calcext:value-type="float">
            <text:p>8.5559</text:p>
          </table:table-cell>
          <table:table-cell table:style-name="ce2" office:value-type="float" office:value="0.000000000234" calcext:value-type="float">
            <text:p>2.34E-10</text:p>
          </table:table-cell>
          <table:table-cell table:style-name="ce2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56.076" calcext:value-type="float">
            <text:p>256.076</text:p>
          </table:table-cell>
          <table:table-cell office:value-type="float" office:value="8.7882" calcext:value-type="float">
            <text:p>8.7882</text:p>
          </table:table-cell>
          <table:table-cell table:style-name="ce2" office:value-type="float" office:value="0.000000000234" calcext:value-type="float">
            <text:p>2.34E-10</text:p>
          </table:table-cell>
          <table:table-cell table:style-name="ce2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5.648" calcext:value-type="float">
            <text:p>265.648</text:p>
          </table:table-cell>
          <table:table-cell office:value-type="float" office:value="8.2715" calcext:value-type="float">
            <text:p>8.2715</text:p>
          </table:table-cell>
          <table:table-cell table:style-name="ce2" office:value-type="float" office:value="0.000000000234" calcext:value-type="float">
            <text:p>2.34E-10</text:p>
          </table:table-cell>
          <table:table-cell table:style-name="ce2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303.935" calcext:value-type="float">
            <text:p>303.935</text:p>
          </table:table-cell>
          <table:table-cell office:value-type="float" office:value="7.4044" calcext:value-type="float">
            <text:p>7.4044</text:p>
          </table:table-cell>
          <table:table-cell table:style-name="ce2" office:value-type="float" office:value="0.000000000234" calcext:value-type="float">
            <text:p>2.34E-10</text:p>
          </table:table-cell>
          <table:table-cell table:style-name="ce2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75.408" calcext:value-type="float">
            <text:p>275.408</text:p>
          </table:table-cell>
          <table:table-cell office:value-type="float" office:value="8.182" calcext:value-type="float">
            <text:p>8.182</text:p>
          </table:table-cell>
          <table:table-cell table:style-name="ce2" office:value-type="float" office:value="0.000000000234" calcext:value-type="float">
            <text:p>2.34E-10</text:p>
          </table:table-cell>
          <table:table-cell table:style-name="ce2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9.47726" calcext:value-type="float">
            <text:p>109.47726</text:p>
          </table:table-cell>
          <table:table-cell table:style-name="ce2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2" calcext:value-type="float">
            <text:p>4.52</text:p>
          </table:table-cell>
          <table:table-cell office:value-type="float" office:value="96.6728" calcext:value-type="float">
            <text:p>96.6728</text:p>
          </table:table-cell>
          <table:table-cell table:style-name="ce2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6.6729" calcext:value-type="float">
            <text:p>96.6729</text:p>
          </table:table-cell>
          <table:table-cell table:style-name="ce2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0.5054" calcext:value-type="float">
            <text:p>100.5054</text:p>
          </table:table-cell>
          <table:table-cell table:style-name="ce2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4.9792" calcext:value-type="float">
            <text:p>104.9792</text:p>
          </table:table-cell>
          <table:table-cell table:style-name="ce2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2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iempo sumado</text:p>
          </table:table-cell>
          <table:table-cell table:style-name="ce1"/>
          <table:table-cell table:style-name="ce1" office:value-type="string" calcext:value-type="string">
            <text:p>gfflops sumados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E2]+[.E21]" office:value-type="float" office:value="267.528" calcext:value-type="float">
            <text:p>267.528</text:p>
          </table:table-cell>
          <table:table-cell table:style-name="ce1"/>
          <table:table-cell table:style-name="ce1" table:formula="of:=[.F2]+[.F21]" office:value-type="float" office:value="118.03316" calcext:value-type="float">
            <text:p>118.03316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E3]+[.E22]" office:value-type="float" office:value="260.596" calcext:value-type="float">
            <text:p>260.596</text:p>
          </table:table-cell>
          <table:table-cell table:style-name="ce1"/>
          <table:table-cell table:style-name="ce1" table:formula="of:=[.F3]+[.F22]" office:value-type="float" office:value="105.461" calcext:value-type="float">
            <text:p>105.46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E4]+[.E23]" office:value-type="float" office:value="270.148" calcext:value-type="float">
            <text:p>270.148</text:p>
          </table:table-cell>
          <table:table-cell table:style-name="ce1"/>
          <table:table-cell table:style-name="ce1" table:formula="of:=[.F4]+[.F23]" office:value-type="float" office:value="104.9444" calcext:value-type="float">
            <text:p>104.944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E5]+[.E24]" office:value-type="float" office:value="308.475" calcext:value-type="float">
            <text:p>308.475</text:p>
          </table:table-cell>
          <table:table-cell table:style-name="ce1"/>
          <table:table-cell table:style-name="ce1" table:formula="of:=[.F5]+[.F24]" office:value-type="float" office:value="107.9098" calcext:value-type="float">
            <text:p>107.9098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E6]+[.E25]" office:value-type="float" office:value="279.948" calcext:value-type="float">
            <text:p>279.948</text:p>
          </table:table-cell>
          <table:table-cell table:style-name="ce1"/>
          <table:table-cell table:style-name="ce1" table:formula="of:=[.F6]+[.F25]" office:value-type="float" office:value="113.1612" calcext:value-type="float">
            <text:p>113.16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08:36:23.8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15:08.535000000</meta:creation-date>
    <dc:date>2024-10-24T11:07:43.802000000</dc:date>
    <meta:editing-duration>PT2H27M20S</meta:editing-duration>
    <meta:editing-cycles>4</meta:editing-cycles>
    <meta:generator>LibreOffice/24.8.2.1$Windows_X86_64 LibreOffice_project/0f794b6e29741098670a3b95d60478a65d05ef13</meta:generator>
    <meta:document-statistic meta:table-count="1" meta:cell-count="114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47cm" svg:height="3.587cm" xlink:href=".." xlink:type="simple" chart:class="chart:bar" chart:style-name="ch1">
        <chart:legend chart:legend-position="end" svg:x="5.202cm" svg:y="1.245cm" style:legend-expansion="high" chart:style-name="ch2"/>
        <chart:plot-area chart:style-name="ch3" table:cell-range-address="Hoja1.E1:Hoja1.F2 Hoja1.E20:Hoja1.F21 Hoja1.K19:Hoja1.K19" chart:data-source-has-labels="row" svg:x="-0.217cm" svg:y="0.123cm" svg:width="4.92cm" svg:height="3.443cm">
          <chart:coordinate-region svg:x="0.608cm" svg:y="0.322cm" svg:width="4.095cm" svg:height="2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2 Hoja1.E20:Hoja1.E21 Hoja1.K19:Hoja1.K19" chart:label-cell-address="Hoja1.E1:Hoja1.E1" chart:class="chart:bar">
            <chart:data-point chart:repeated="4"/>
          </chart:series>
          <chart:series chart:style-name="ch8" chart:values-cell-range-address="Hoja1.F2:Hoja1.F2 Hoja1.F20:Hoja1.F21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.028">
                <text:p>263.028</text:p>
                <draw:g>
                  <svg:desc>Hoja1.E2:Hoja1.E2 Hoja1.E20:Hoja1.E21 Hoja1.K19:Hoja1.K19</svg:desc>
                </draw:g>
              </table:table-cell>
              <table:table-cell office:value-type="float" office:value="8.5559">
                <text:p>8.5559</text:p>
                <draw:g>
                  <svg:desc>Hoja1.F2:Hoja1.F2 Hoja1.F20:Hoja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09.47726">
                <text:p>109.4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93cm" svg:height="3.48cm" xlink:href=".." xlink:type="simple" chart:class="chart:bar" chart:style-name="ch1">
        <chart:legend chart:legend-position="end" svg:x="5.148cm" svg:y="1.192cm" style:legend-expansion="high" chart:style-name="ch2"/>
        <chart:plot-area chart:style-name="ch3" table:cell-range-address="Hoja1.E1:Hoja1.F1 Hoja1.E3:Hoja1.F3 Hoja1.E20:Hoja1.F20 Hoja1.E22:Hoja1.F22" chart:data-source-has-labels="row" svg:x="0.139cm" svg:y="0.069cm" svg:width="4.87cm" svg:height="3.342cm">
          <chart:coordinate-region svg:x="0.964cm" svg:y="0.268cm" svg:width="4.045cm" svg:height="2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3:Hoja1.E3 Hoja1.E20:Hoja1.E20 Hoja1.E22:Hoja1.E22" chart:label-cell-address="Hoja1.E1:Hoja1.E1" chart:class="chart:bar">
            <chart:data-point chart:repeated="3"/>
          </chart:series>
          <chart:series chart:style-name="ch8" chart:values-cell-range-address="Hoja1.F3:Hoja1.F3 Hoja1.F20:Hoja1.F20 Hoja1.F22:Hoja1.F22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6.076">
                <text:p>256.076</text:p>
                <draw:g>
                  <svg:desc>Hoja1.E3:Hoja1.E3 Hoja1.E20:Hoja1.E20 Hoja1.E22:Hoja1.E22</svg:desc>
                </draw:g>
              </table:table-cell>
              <table:table-cell office:value-type="float" office:value="8.7882">
                <text:p>8.7882</text:p>
                <draw:g>
                  <svg:desc>Hoja1.F3:Hoja1.F3 Hoja1.F20:Hoja1.F20 Hoja1.F22:Hoja1.F22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2">
                <text:p>4.52</text:p>
              </table:table-cell>
              <table:table-cell office:value-type="float" office:value="96.6728">
                <text:p>96.6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217cm" svg:height="3.124cm" xlink:href=".." xlink:type="simple" chart:class="chart:bar" chart:style-name="ch1">
        <chart:legend chart:legend-position="end" svg:x="4.372cm" svg:y="1.014cm" style:legend-expansion="high" chart:style-name="ch2"/>
        <chart:plot-area chart:style-name="ch3" table:cell-range-address="Hoja1.E1:Hoja1.F1 Hoja1.E4:Hoja1.F4 Hoja1.E20:Hoja1.F20 Hoja1.E23:Hoja1.F23 Hoja1.L21:Hoja1.L21" chart:data-source-has-labels="row" svg:x="0.124cm" svg:y="0.062cm" svg:width="4.124cm" svg:height="3cm">
          <chart:coordinate-region svg:x="0.949cm" svg:y="0.261cm" svg:width="3.299cm" svg:height="2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4:Hoja1.E4 Hoja1.E20:Hoja1.E20 Hoja1.E23:Hoja1.E23 Hoja1.L21:Hoja1.L21" chart:label-cell-address="Hoja1.E1:Hoja1.E1" chart:class="chart:bar">
            <chart:data-point chart:repeated="4"/>
          </chart:series>
          <chart:series chart:style-name="ch8" chart:values-cell-range-address="Hoja1.F4:Hoja1.F4 Hoja1.F20:Hoja1.F20 Hoja1.F23:Hoja1.F23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5.648">
                <text:p>265.648</text:p>
                <draw:g>
                  <svg:desc>Hoja1.E4:Hoja1.E4 Hoja1.E20:Hoja1.E20 Hoja1.E23:Hoja1.E23 Hoja1.L21:Hoja1.L21</svg:desc>
                </draw:g>
              </table:table-cell>
              <table:table-cell office:value-type="float" office:value="8.2715">
                <text:p>8.2715</text:p>
                <draw:g>
                  <svg:desc>Hoja1.F4:Hoja1.F4 Hoja1.F20:Hoja1.F20 Hoja1.F23:Hoja1.F2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96.6729">
                <text:p>96.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084cm" svg:height="3.56cm" xlink:href=".." xlink:type="simple" chart:class="chart:bar" chart:style-name="ch1">
        <chart:legend chart:legend-position="end" svg:x="4.239cm" svg:y="1.232cm" style:legend-expansion="high" chart:style-name="ch2"/>
        <chart:plot-area chart:style-name="ch3" table:cell-range-address="Hoja1.E1:Hoja1.F1 Hoja1.E5:Hoja1.F5 Hoja1.E20:Hoja1.E20 Hoja1.E24:Hoja1.F24 Hoja1.F16:Hoja1.F16" chart:data-source-has-labels="row" svg:x="0.121cm" svg:y="0.071cm" svg:width="3.997cm" svg:height="3.418cm">
          <chart:coordinate-region svg:x="0.946cm" svg:y="0.27cm" svg:width="3.172cm" svg:height="3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5 Hoja1.E20:Hoja1.E20 Hoja1.E24:Hoja1.E24 Hoja1.F16:Hoja1.F16" chart:label-cell-address="Hoja1.E1:Hoja1.E1" chart:class="chart:bar">
            <chart:data-point chart:repeated="4"/>
          </chart:series>
          <chart:series chart:style-name="ch8" chart:values-cell-range-address="Hoja1.F5:Hoja1.F5 Hoja1.F24:Hoja1.F24" chart:label-cell-address="Hoja1.F1:Hoja1.F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3.935">
                <text:p>303.935</text:p>
                <draw:g>
                  <svg:desc>Hoja1.E5:Hoja1.E5 Hoja1.E20:Hoja1.E20 Hoja1.E24:Hoja1.E24 Hoja1.F16:Hoja1.F16</svg:desc>
                </draw:g>
              </table:table-cell>
              <table:table-cell office:value-type="float" office:value="7.4044">
                <text:p>7.4044</text:p>
                <draw:g>
                  <svg:desc>Hoja1.F5:Hoja1.F5 Hoja1.F24:Hoja1.F2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0.5054">
                <text:p>100.5054</text:p>
              </table:table-cell>
            </table:table-row>
            <table:table-row>
              <table:table-cell office:value-type="string"/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13cm" svg:height="3.533cm" xlink:href=".." xlink:type="simple" chart:class="chart:bar" chart:style-name="ch1">
        <chart:legend chart:legend-position="end" svg:x="3.468cm" svg:y="1.218cm" style:legend-expansion="high" chart:style-name="ch2"/>
        <chart:plot-area chart:style-name="ch3" table:cell-range-address="Hoja1.E1:Hoja1.F1 Hoja1.E6:Hoja1.F6 Hoja1.E20:Hoja1.F20 Hoja1.E25:Hoja1.F25 Hoja1.N19:Hoja1.N19" chart:data-source-has-labels="row" svg:x="0.106cm" svg:y="0.07cm" svg:width="3.256cm" svg:height="3.393cm">
          <chart:coordinate-region svg:x="0.931cm" svg:y="0.269cm" svg:width="2.431cm" svg:height="2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6:Hoja1.E6 Hoja1.E20:Hoja1.E20 Hoja1.E25:Hoja1.E25 Hoja1.N19:Hoja1.N19" chart:label-cell-address="Hoja1.E1:Hoja1.E1" chart:class="chart:bar">
            <chart:data-point chart:repeated="4"/>
          </chart:series>
          <chart:series chart:style-name="ch8" chart:values-cell-range-address="Hoja1.F6:Hoja1.F6 Hoja1.F20:Hoja1.F20 Hoja1.F25:Hoja1.F25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5.408">
                <text:p>275.408</text:p>
                <draw:g>
                  <svg:desc>Hoja1.E6:Hoja1.E6 Hoja1.E20:Hoja1.E20 Hoja1.E25:Hoja1.E25 Hoja1.N19:Hoja1.N19</svg:desc>
                </draw:g>
              </table:table-cell>
              <table:table-cell office:value-type="float" office:value="8.182">
                <text:p>8.182</text:p>
                <draw:g>
                  <svg:desc>Hoja1.F6:Hoja1.F6 Hoja1.F20:Hoja1.F20 Hoja1.F25:Hoja1.F25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4">
                <text:p>4.54</text:p>
              </table:table-cell>
              <table:table-cell office:value-type="float" office:value="104.9792">
                <text:p>104.9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69cm" svg:height="6.571cm" xlink:href=".." xlink:type="simple" chart:class="chart:bar" chart:style-name="ch1">
        <chart:legend chart:legend-position="end" svg:x="8.562cm" svg:y="2.986cm" style:legend-expansion="high" chart:style-name="ch2"/>
        <chart:plot-area chart:style-name="ch3" table:cell-range-address="Hoja1.B47:Hoja1.B52 Hoja1.E24:Hoja1.E24" chart:data-source-has-labels="row" svg:x="0.233cm" svg:y="0.131cm" svg:width="8.096cm" svg:height="6.309cm">
          <chart:coordinate-region svg:x="1.058cm" svg:y="0.331cm" svg:width="7.271cm" svg:height="5.4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48:Hoja1.B52 Hoja1.E24:Hoja1.E24" chart:label-cell-address="Hoja1.B47:Hoja1.B4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sumado</text:p>
                <draw:g>
                  <svg:desc>Hoja1.B47:Hoja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7.528">
                <text:p>267.528</text:p>
                <draw:g>
                  <svg:desc>Hoja1.B48:Hoja1.B52 Hoja1.E24:Hoja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.596">
                <text:p>260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.148">
                <text:p>270.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.475">
                <text:p>308.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.948">
                <text:p>279.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2cm" svg:height="6.402cm" xlink:href=".." xlink:type="simple" chart:class="chart:bar" chart:style-name="ch1">
        <chart:legend chart:legend-position="end" svg:x="6.182cm" svg:y="2.902cm" style:legend-expansion="high" chart:style-name="ch2"/>
        <chart:plot-area chart:style-name="ch3" table:cell-range-address="Hoja1.D47:Hoja1.D52 Hoja1.G31:Hoja1.G31" chart:data-source-has-labels="row" svg:x="0.188cm" svg:y="0.128cm" svg:width="5.806cm" svg:height="6.146cm">
          <chart:coordinate-region svg:x="1.013cm" svg:y="0.327cm" svg:width="4.981cm" svg:height="5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D48:Hoja1.D52 Hoja1.G31:Hoja1.G31" chart:label-cell-address="Hoja1.D47:Hoja1.D4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flops sumados</text:p>
                <draw:g>
                  <svg:desc>Hoja1.D47:Hoja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.03316">
                <text:p>118.03316</text:p>
                <draw:g>
                  <svg:desc>Hoja1.D48:Hoja1.D52 Hoja1.G31:Hoja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461">
                <text:p>105.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9444">
                <text:p>104.9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.9098">
                <text:p>107.9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.1612">
                <text:p>113.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6cm" svg:height="4.437cm" xlink:href=".." xlink:type="simple" chart:class="chart:bar" chart:style-name="ch1">
        <chart:legend chart:legend-position="end" svg:x="5.557cm" svg:y="1.222cm" style:legend-expansion="high" chart:style-name="ch2"/>
        <chart:plot-area chart:style-name="ch3" table:cell-range-address="Hoja1.A1:Hoja1.A6 Hoja1.E1:Hoja1.F6" chart:data-source-has-labels="row" svg:x="0.167cm" svg:y="0.088cm" svg:width="5.223cm" svg:height="4.261cm">
          <chart:coordinate-region svg:x="0.992cm" svg:y="0.288cm" svg:width="4.398cm" svg:height="3.4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2:Hoja1.A6" chart:label-cell-address="Hoja1.A1:Hoja1.A1" chart:class="chart:bar">
            <chart:data-point chart:repeated="5"/>
          </chart:series>
          <chart:series chart:style-name="ch8" chart:values-cell-range-address="Hoja1.E2:Hoja1.E6" chart:label-cell-address="Hoja1.E1:Hoja1.E1" chart:class="chart:bar">
            <chart:data-point chart:repeated="5"/>
          </chart:series>
          <chart:series chart:style-name="ch9" chart:values-cell-range-address="Hoja1.F2:Hoja1.F6" chart:label-cell-address="Hoja1.F1:Hoja1.F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realizados</text:p>
                <draw:g>
                  <svg:desc>Hoja1.A1:Hoja1.A1</svg:desc>
                </draw:g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6</svg:desc>
                </draw:g>
              </table:table-cell>
              <table:table-cell office:value-type="float" office:value="263.028">
                <text:p>263.028</text:p>
                <draw:g>
                  <svg:desc>Hoja1.E2:Hoja1.E6</svg:desc>
                </draw:g>
              </table:table-cell>
              <table:table-cell office:value-type="float" office:value="8.5559">
                <text:p>8.5559</text:p>
                <draw:g>
                  <svg:desc>Hoja1.F2:Hoja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6.076">
                <text:p>256.076</text:p>
              </table:table-cell>
              <table:table-cell office:value-type="float" office:value="8.7882">
                <text:p>8.7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5.648">
                <text:p>265.648</text:p>
              </table:table-cell>
              <table:table-cell office:value-type="float" office:value="8.2715">
                <text:p>8.2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3.935">
                <text:p>303.935</text:p>
              </table:table-cell>
              <table:table-cell office:value-type="float" office:value="7.4044">
                <text:p>7.4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5.408">
                <text:p>275.408</text:p>
              </table:table-cell>
              <table:table-cell office:value-type="float" office:value="8.182">
                <text:p>8.1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66cm" svg:height="6.057cm" xlink:href=".." xlink:type="simple" chart:class="chart:bar" chart:style-name="ch1">
        <chart:legend chart:legend-position="end" svg:x="7.788cm" svg:y="2.231cm" style:legend-expansion="high" chart:style-name="ch2"/>
        <chart:plot-area chart:style-name="ch3" table:cell-range-address="Hoja1.A20:Hoja1.A25 Hoja1.E20:Hoja1.F25" chart:data-source-has-labels="row" svg:x="0.221cm" svg:y="0.121cm" svg:width="7.346cm" svg:height="5.815cm">
          <chart:coordinate-region svg:x="1.046cm" svg:y="0.32cm" svg:width="6.521cm" svg:height="4.9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21:Hoja1.A25" chart:label-cell-address="Hoja1.A20:Hoja1.A20" chart:class="chart:bar">
            <chart:data-point chart:repeated="5"/>
          </chart:series>
          <chart:series chart:style-name="ch8" chart:values-cell-range-address="Hoja1.E21:Hoja1.E25" chart:label-cell-address="Hoja1.E20:Hoja1.E20" chart:class="chart:bar">
            <chart:data-point chart:repeated="5"/>
          </chart:series>
          <chart:series chart:style-name="ch9" chart:values-cell-range-address="Hoja1.F21:Hoja1.F25" chart:label-cell-address="Hoja1.F20:Hoja1.F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clos realizados</text:p>
                <draw:g>
                  <svg:desc>Hoja1.A20:Hoja1.A20</svg:desc>
                </draw:g>
              </table:table-cell>
              <table:table-cell office:value-type="string">
                <text:p>TIME</text:p>
                <draw:g>
                  <svg:desc>Hoja1.E20:Hoja1.E20</svg:desc>
                </draw:g>
              </table:table-cell>
              <table:table-cell office:value-type="string">
                <text:p>Gfflops</text:p>
                <draw:g>
                  <svg:desc>Hoja1.F20:Hoja1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1:Hoja1.A25</svg:desc>
                </draw:g>
              </table:table-cell>
              <table:table-cell office:value-type="float" office:value="4.5">
                <text:p>4.5</text:p>
                <draw:g>
                  <svg:desc>Hoja1.E21:Hoja1.E25</svg:desc>
                </draw:g>
              </table:table-cell>
              <table:table-cell office:value-type="float" office:value="109.47726">
                <text:p>109.47726</text:p>
                <draw:g>
                  <svg:desc>Hoja1.F21:Hoja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2">
                <text:p>4.52</text:p>
              </table:table-cell>
              <table:table-cell office:value-type="float" office:value="96.6728">
                <text:p>96.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96.6729">
                <text:p>96.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4">
                <text:p>4.54</text:p>
              </table:table-cell>
              <table:table-cell office:value-type="float" office:value="100.5054">
                <text:p>100.5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4">
                <text:p>4.54</text:p>
              </table:table-cell>
              <table:table-cell office:value-type="float" office:value="104.9792">
                <text:p>104.97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